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VGElement.setScreenTransform( AffineTransform a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.getDimension( final Point2D view )</text:p>
          </table:table-cell>
          <table:table-cell office:value-type="float" office:value="4">
            <text:p text:style-name="Table_20_Contents">4</text:p>
          </table:table-cell>
          <table:table-cell office:value-type="float" office:value="2">
            <text:p text:style-name="Table_20_Contents">2</text:p>
          </table:table-cell>
          <table:table-cell office:value-type="float" office:value="57">
            <text:p text:style-name="Table_20_Contents">57</text:p>
          </table:table-cell>
        </table:table-row>
        <table:table-row>
          <table:table-cell office:value-type="string">
            <text:p text:style-name="Table_20_Contents">PDFUnitContext.getParentElementContex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.getGlobal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.getViewpor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.getViewpor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UnitContext.getX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UnitContext.getPixelToM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UnitContext.getViewportHeigh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UnitContext.getFo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.getSize( int size , Element svgRoot , float ptmm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18">
            <text:p text:style-name="Table_20_Contents">18</text:p>
          </table:table-cell>
        </table:table-row>
        <table:table-row>
          <table:table-cell office:value-type="string">
            <text:p text:style-name="Table_20_Contents">SVGElement.deselectAl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SVGElement.getBBo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.SVGElement( FONode par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.getPixelUnitToMilli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UnitContext.getViewportWidth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.getPixelToM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.getScreenTransfor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.getContentHandlerFactory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UnitContext.getEl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UnitContext.PDFUnitContext( int size , Element e , float ptm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SVGElement.getFont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VGElement.getCT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DFUnitContext.getPixelUnitToMillime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